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базе данных MS SQL Server есть продукты и категории. Одному продукту может соответствовать много категорий, в одной категории может быть много продуктов. Напишите SQL запрос для выбора всех пар «Имя продукта – Имя категории». Если у продукта нет категорий, то его имя все равно должно выводиться.</text:p>
      <text:p text:style-name="P1"/>
      <text:p text:style-name="P1">Также без выполненного задания отклик не будет рассмотрен.</text:p>
      <text:p text:style-name="P1"/>
      <text:p text:style-name="P1">Github или Pastebin всё еще удобнее чем поле на hh. По возможности — положите ответ рядом с кодом из первого вопроса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 LibreOffice_project/d7547858d014d4cf69878db179d326fc3483e082</meta:generator>
    <dc:date>2022-02-24T17:28:21.641000000</dc:date>
    <meta:editing-duration>PT7H35M25S</meta:editing-duration>
    <meta:editing-cycles>6</meta:editing-cycles>
    <meta:document-statistic meta:table-count="0" meta:image-count="0" meta:object-count="0" meta:page-count="1" meta:paragraph-count="3" meta:word-count="74" meta:character-count="473" meta:non-whitespace-character-count="400"/>
  </office:meta>
</office:document-meta>
</file>